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8" style:family="graphic" style:parent-style-name="standard">
      <style:graphic-properties draw:stroke="none" draw:fill="solid" draw:fill-color="#f6f6f6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579d1c"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solid" draw:fill-color="#99ff66" draw:textarea-horizontal-align="justify" draw:textarea-vertical-align="middle" draw:auto-grow-height="false"/>
    </style:style>
    <style:style style:name="gr12" style:family="graphic" style:parent-style-name="standard">
      <style:graphic-properties svg:stroke-color="#aea79f" draw:fill="solid" draw:fill-color="#eeeeee" draw:textarea-horizontal-align="justify" draw:textarea-vertical-align="middle" draw:auto-grow-height="false"/>
    </style:style>
    <style:style style:name="gr13" style:family="graphic" style:parent-style-name="standard">
      <style:graphic-properties svg:stroke-color="#aea79f" draw:fill="none" draw:fill-color="#eeeeee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cm" svg:stroke-color="#aea79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color="#aea79f" draw:fill="solid" draw:fill-color="#eeeeee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aea79f" draw:fill="solid" draw:fill-color="#99ff66"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23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24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113cm" style:use-optimal-column-width="false"/>
    </style:style>
    <style:style style:name="co2" style:family="table-column">
      <style:table-column-properties style:column-width="13.889cm" style:use-optimal-column-width="false"/>
    </style:style>
    <style:style style:name="co3" style:family="table-column">
      <style:table-column-properties style:column-width="4.942cm" style:use-optimal-column-width="false"/>
    </style:style>
    <style:style style:name="co4" style:family="table-column">
      <style:table-column-properties style:column-width="3.775cm" style:use-optimal-column-width="false"/>
    </style:style>
    <style:style style:name="co5" style:family="table-column">
      <style:table-column-properties style:column-width="3.787cm" style:use-optimal-column-width="false"/>
    </style:style>
    <style:style style:name="ro1" style:family="table-row">
      <style:table-row-properties style:row-height="1.6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749cm"/>
    </style:style>
    <style:style style:name="ro4" style:family="table-row">
      <style:table-row-properties style:row-height="2.245cm"/>
    </style:style>
    <style:style style:name="ro5" style:family="table-row">
      <style:table-row-properties style:row-height="2.375cm"/>
    </style:style>
    <style:style style:name="ce1" style:family="table-cell">
      <style:graphic-properties draw:fill="solid" draw:fill-color="#99ff66" style:repeat="repeat"/>
      <style:paragraph-properties fo:border="0.57pt solid #000000"/>
      <style:text-properties style:font-name="Droid Sans" fo:font-size="20pt" style:font-size-asian="20pt" style:font-size-complex="20pt"/>
    </style:style>
    <style:style style:name="ce2" style:family="table-cell">
      <style:graphic-properties draw:fill="solid" draw:fill-color="#eeeeee" style:repeat="repeat"/>
      <style:paragraph-properties fo:border="0.57pt solid #000000"/>
      <style:text-properties style:font-name="Droid Sans" fo:font-size="20pt" style:font-size-asian="20pt" style:font-size-complex="20pt"/>
    </style:style>
    <style:style style:name="ce3" style:family="table-cell">
      <style:graphic-properties draw:fill="solid" draw:fill-color="#eeeeee" style:repeat="repeat"/>
      <style:paragraph-properties fo:text-align="center" fo:border="0.57pt solid #000000"/>
      <style:text-properties style:font-name="Droid Sans" fo:font-size="14pt" style:font-size-asian="14pt" style:font-size-complex="14pt"/>
    </style:style>
    <style:style style:name="ce4" style:family="table-cell">
      <style:graphic-properties draw:fill="solid" draw:fill-color="#cc0000" style:repeat="repeat"/>
      <style:paragraph-properties fo:border="0.57pt solid #000000"/>
      <style:text-properties style:font-name="Droid Sans" fo:font-size="20pt" style:font-size-asian="20pt" style:font-size-complex="20pt"/>
    </style:style>
    <style:style style:name="ce5" style:family="table-cell">
      <style:graphic-properties draw:fill="solid" draw:fill-color="#333333" style:repeat="repeat"/>
      <style:paragraph-properties fo:text-align="center"/>
      <style:text-properties fo:color="#b2b2b2" style:font-name="Droid Sans" fo:font-size="14pt" fo:font-weight="normal" style:font-size-asian="14pt" style:font-weight-asian="normal" style:font-size-complex="14pt" style:font-weight-complex="normal"/>
    </style:style>
    <style:style style:name="ce6" style:family="table-cell">
      <style:graphic-properties draw:fill="solid" draw:fill-color="#333333" style:repeat="repeat"/>
      <style:paragraph-properties fo:text-align="center"/>
      <style:text-properties fo:color="#b2b2b2" style:font-name="Droid Sans" fo:font-size="14pt" style:font-size-asian="14pt" style:font-size-complex="14pt"/>
    </style:style>
    <style:style style:name="ce7" style:family="table-cell">
      <style:graphic-properties draw:fill="solid" draw:fill-color="#eeeeee" style:repeat="repeat"/>
      <style:paragraph-properties fo:text-align="center"/>
      <style:text-properties style:font-name="Droid Sans"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c1c1c" style:font-name="Ubuntu Medium" fo:font-size="40pt" fo:font-weight="bold" style:font-size-asian="40pt" style:font-weight-asian="bold" style:font-size-complex="40pt" style:font-weight-complex="600"/>
    </style:style>
    <style:style style:name="P3" style:family="paragraph">
      <style:text-properties fo:color="#b2b2b2" style:font-name="Droid Sans" fo:font-weight="normal" style:font-weight-asian="normal" style:font-weight-complex="normal"/>
    </style:style>
    <style:style style:name="P4" style:family="paragraph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color="#b2b2b2" style:font-name="Droid Sans" fo:font-size="18pt" fo:font-weight="normal" style:font-weight-asian="normal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1c1c1c" style:font-name="Droid Sans" fo:font-size="14pt" style:text-underline-style="none" style:font-size-asian="14pt" style:font-size-complex="14pt"/>
    </style:style>
    <style:style style:name="P10" style:family="paragraph">
      <style:text-properties style:font-name="Droid Sans" style:text-underline-style="solid" style:text-underline-width="auto" style:text-underline-color="font-color"/>
    </style:style>
    <style:style style:name="P11" style:family="paragraph">
      <style:text-properties fo:color="#ffffff" style:font-name="Droid Sans" fo:font-size="9pt" style:font-size-asian="9pt" style:font-size-complex="9pt"/>
    </style:style>
    <style:style style:name="P12" style:family="paragraph">
      <style:text-properties style:font-name="Droid Sans"/>
    </style:style>
    <style:style style:name="P13" style:family="paragraph">
      <style:paragraph-properties fo:text-align="center"/>
      <style:text-properties style:font-name="Droid Sans" style:text-underline-style="solid" style:text-underline-width="auto" style:text-underline-color="font-color"/>
    </style:style>
    <style:style style:name="P14" style:family="paragraph">
      <style:paragraph-properties fo:text-align="center"/>
      <style:text-properties style:font-name="Droid Sans"/>
    </style:style>
    <style:style style:name="P15" style:family="paragraph">
      <style:paragraph-properties fo:text-align="center"/>
      <style:text-properties style:font-name="Droid Sans" fo:font-size="24pt" style:font-size-asian="24pt" style:font-size-complex="24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style:font-name="Droid Sans" fo:font-size="12pt" style:font-size-asian="12pt" style:font-size-complex="12pt"/>
    </style:style>
    <style:style style:name="P18" style:family="paragraph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P19" style:family="paragraph">
      <style:paragraph-properties fo:text-align="center"/>
      <style:text-properties style:font-name="Droid Sans" fo:font-size="10pt" style:font-size-asian="10pt" style:font-size-complex="10pt"/>
    </style:style>
    <style:style style:name="P20" style:family="paragraph">
      <style:paragraph-properties fo:text-align="center"/>
      <style:text-properties fo:color="#b2b2b2" style:font-name="Droid Sans" fo:font-size="14pt" fo:font-weight="normal" style:font-size-asian="14pt" style:font-weight-asian="normal" style:font-size-complex="14pt" style:font-weight-complex="normal"/>
    </style:style>
    <style:style style:name="P21" style:family="paragraph">
      <style:paragraph-properties fo:text-align="center"/>
      <style:text-properties fo:color="#b2b2b2" style:font-name="Droid Sans" fo:font-size="14pt" style:font-size-asian="14pt" style:font-size-complex="14pt"/>
    </style:style>
    <style:style style:name="P22" style:family="paragraph">
      <style:paragraph-properties fo:text-align="end"/>
      <style:text-properties style:font-name="Droid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1c1c1c" style:font-name="DejaVu Sans" fo:font-size="40pt" fo:font-weight="bold" style:font-size-asian="40pt" style:font-weight-asian="bold" style:font-size-complex="40pt" style:font-weight-complex="600"/>
    </style:style>
    <style:style style:name="T2" style:family="text">
      <style:text-properties fo:color="#b2b2b2" style:font-name="Droid Sans" fo:font-weight="normal" style:font-weight-asian="normal" style:font-weight-complex="normal"/>
    </style:style>
    <style:style style:name="T3" style:family="text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b2b2b2" style:font-name="Droid Sans" fo:font-size="18pt" fo:font-weight="normal" style:font-weight-asian="normal" style:font-weight-complex="normal"/>
    </style:style>
    <style:style style:name="T6" style:family="text">
      <style:text-properties style:font-name="Droid Sans" fo:font-size="14pt" style:text-underline-style="none" style:font-size-asian="14pt" style:font-size-complex="14pt"/>
    </style:style>
    <style:style style:name="T7" style:family="text">
      <style:text-properties style:font-name="Droid Sans" style:text-underline-style="solid" style:text-underline-width="auto" style:text-underline-color="font-color"/>
    </style:style>
    <style:style style:name="T8" style:family="text">
      <style:text-properties fo:color="#ffffff" style:font-name="Droid Sans" fo:font-size="9pt" style:font-size-asian="9pt" style:font-size-complex="9pt"/>
    </style:style>
    <style:style style:name="T9" style:family="text">
      <style:text-properties style:font-name="Droid Sans" fo:font-size="20pt" style:font-size-asian="20pt" style:font-size-complex="20pt"/>
    </style:style>
    <style:style style:name="T10" style:family="text">
      <style:text-properties style:font-name="Droid Sans" fo:font-size="14pt" style:font-size-asian="14pt" style:font-size-complex="14pt"/>
    </style:style>
    <style:style style:name="T11" style:family="text">
      <style:text-properties style:font-name="Droid Sans"/>
    </style:style>
    <style:style style:name="T12" style:family="text">
      <style:text-properties style:font-name="Droid Sans" fo:font-weight="bold" style:font-weight-asian="bold" style:font-weight-complex="bold"/>
    </style:style>
    <style:style style:name="T13" style:family="text">
      <style:text-properties style:font-name="Droid Sans" fo:font-size="12pt" style:font-size-asian="12pt" style:font-size-complex="12pt"/>
    </style:style>
    <style:style style:name="T14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style:font-name="Droid Sans" fo:font-size="10pt" style:font-size-asian="10pt" style:font-size-complex="10pt"/>
    </style:style>
    <style:style style:name="T16" style:family="text">
      <style:text-properties style:font-name="Droid Sans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cm" svg:height="5.192cm" svg:x="0cm" svg:y="7.4cm">
          <draw:text-box>
            <text:p text:style-name="P1"><text:span text:style-name="T1">Audit n°2</text:span></text:p>
            <text:p text:style-name="P1"><text:span text:style-name="T1">-</text:span></text:p>
            <text:p text:style-name="P1"><text:span text:style-name="T1">SmartLogg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1cm" svg:height="0.996cm" svg:x="0cm" svg:y="0.604cm">
          <draw:text-box>
            <text:p><text:span text:style-name="T2">Plan</text:span></text:p>
          </draw:text-box>
        </draw:frame>
        <draw:frame draw:style-name="gr6" draw:text-style-name="P4" draw:layer="layout" svg:width="20.4cm" svg:height="1.081cm" svg:x="1.6cm" svg:y="4cm">
          <draw:text-box>
            <text:p><text:span text:style-name="T3">1) L'avancement actuel du projet</text:span></text:p>
          </draw:text-box>
        </draw:frame>
        <draw:frame draw:style-name="gr6" draw:text-style-name="P4" draw:layer="layout" svg:width="20.4cm" svg:height="1.081cm" svg:x="1.6cm" svg:y="6.881cm">
          <draw:text-box>
            <text:p><text:span text:style-name="T3">2) Changements organisationnels</text:span></text:p>
          </draw:text-box>
        </draw:frame>
        <draw:frame draw:style-name="gr7" draw:text-style-name="P5" draw:layer="layout" svg:width="18.4cm" svg:height="0.911cm" svg:x="3.6cm" svg:y="8cm">
          <draw:text-box>
            <text:p><text:span text:style-name="T4">a) Retours du premier audit</text:span></text:p>
          </draw:text-box>
        </draw:frame>
        <draw:frame draw:style-name="gr7" draw:text-style-name="P5" draw:layer="layout" svg:width="18.4cm" svg:height="0.911cm" svg:x="3.6cm" svg:y="8.97cm">
          <draw:text-box>
            <text:p><text:span text:style-name="T4">b) Mise en place des méthodes de suivi</text:span></text:p>
          </draw:text-box>
        </draw:frame>
        <draw:frame draw:style-name="gr6" draw:text-style-name="P4" draw:layer="layout" svg:width="20.4cm" svg:height="1.081cm" svg:x="1.6cm" svg:y="12.319cm">
          <draw:text-box>
            <text:p><text:span text:style-name="T3">3) Plan d'action associé à la 2e itération</text:span></text:p>
          </draw:text-box>
        </draw:frame>
        <draw:frame draw:style-name="gr7" draw:text-style-name="P5" draw:layer="layout" svg:width="18.4cm" svg:height="0.911cm" svg:x="3.6cm" svg:y="9.881cm">
          <draw:text-box>
            <text:p><text:span text:style-name="T4">c) Le projet SmartLogger en quelques chiffres</text:span></text:p>
          </draw:text-box>
        </draw:frame>
        <draw:frame draw:style-name="gr6" draw:text-style-name="P4" draw:layer="layout" svg:width="20.4cm" svg:height="1.081cm" svg:x="1.6cm" svg:y="15.481cm">
          <draw:text-box>
            <text:p><text:span text:style-name="T3">4) Prévisions sur l'avancement resta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8" draw:text-style-name="P1" draw:layer="layout" svg:width="18.8cm" svg:height="0.369cm" svg:x="2.4cm" svg:y="6.8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4.8cm" svg:height="0.4cm" svg:x="2.4cm" svg:y="6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8.8cm" svg:height="1.8cm" svg:x="2.4cm" svg:y="5.0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cm" svg:height="1.8cm" svg:x="2.4cm" svg:y="5.0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cm" svg:height="0.996cm" svg:x="0cm" svg:y="0.604cm">
          <draw:text-box>
            <text:p><text:span text:style-name="T5">L'avancement actuel du projet</text:span></text:p>
          </draw:text-box>
        </draw:frame>
        <draw:custom-shape draw:style-name="gr12" draw:text-style-name="P1" draw:layer="layout" svg:width="4.6cm" svg:height="3.8cm" svg:x="21.2cm" svg:y="4.0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8.8cm" svg:height="1.8cm" svg:x="2.4cm" svg:y="5.03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2.6cm" svg:y1="4.031cm" svg:x2="12.6cm" svg:y2="5.031cm">
          <text:p/>
        </draw:line>
        <draw:line draw:style-name="gr14" draw:text-style-name="P1" draw:layer="layout" svg:x1="17.8cm" svg:y1="4.031cm" svg:x2="17.8cm" svg:y2="5.031cm">
          <text:p/>
        </draw:line>
        <draw:line draw:style-name="gr14" draw:text-style-name="P1" draw:layer="layout" svg:x1="21.2cm" svg:y1="4cm" svg:x2="21.2cm" svg:y2="5cm">
          <text:p/>
        </draw:line>
        <draw:frame draw:style-name="gr15" draw:text-style-name="P9" draw:layer="layout" svg:width="5cm" svg:height="0.831cm" svg:x="9.2cm" svg:y="3.2cm">
          <draw:text-box>
            <text:p text:style-name="P8"><text:span text:style-name="T6">Itération n°1</text:span></text:p>
          </draw:text-box>
        </draw:frame>
        <draw:frame draw:style-name="gr16" draw:text-style-name="P9" draw:layer="layout" svg:width="3.4cm" svg:height="0.831cm" svg:x="16cm" svg:y="3.2cm">
          <draw:text-box>
            <text:p text:style-name="P8"><text:span text:style-name="T6">Itération n°2</text:span></text:p>
          </draw:text-box>
        </draw:frame>
        <draw:frame draw:style-name="gr16" draw:text-style-name="P9" draw:layer="layout" svg:width="3.4cm" svg:height="0.831cm" svg:x="19.6cm" svg:y="3.2cm">
          <draw:text-box>
            <text:p text:style-name="P8"><text:span text:style-name="T6">Itération n°3</text:span></text:p>
          </draw:text-box>
        </draw:frame>
        <draw:line draw:style-name="gr14" draw:text-style-name="P1" draw:layer="layout" svg:x1="2.4cm" svg:y1="6.831cm" svg:x2="2.4cm" svg:y2="7.331cm">
          <text:p/>
        </draw:line>
        <draw:line draw:style-name="gr14" draw:text-style-name="P1" draw:layer="layout" svg:x1="4.1cm" svg:y1="6.831cm" svg:x2="4.1cm" svg:y2="7.331cm">
          <text:p/>
        </draw:line>
        <draw:line draw:style-name="gr14" draw:text-style-name="P1" draw:layer="layout" svg:x1="5.8cm" svg:y1="6.831cm" svg:x2="5.8cm" svg:y2="7.331cm">
          <text:p/>
        </draw:line>
        <draw:line draw:style-name="gr14" draw:text-style-name="P1" draw:layer="layout" svg:x1="7.5cm" svg:y1="6.831cm" svg:x2="7.5cm" svg:y2="7.331cm">
          <text:p/>
        </draw:line>
        <draw:line draw:style-name="gr14" draw:text-style-name="P1" draw:layer="layout" svg:x1="9.2cm" svg:y1="6.831cm" svg:x2="9.2cm" svg:y2="7.331cm">
          <text:p/>
        </draw:line>
        <draw:line draw:style-name="gr14" draw:text-style-name="P1" draw:layer="layout" svg:x1="10.9cm" svg:y1="6.831cm" svg:x2="10.9cm" svg:y2="7.331cm">
          <text:p/>
        </draw:line>
        <draw:line draw:style-name="gr14" draw:text-style-name="P1" draw:layer="layout" svg:x1="12.6cm" svg:y1="6.831cm" svg:x2="12.6cm" svg:y2="7.331cm">
          <text:p/>
        </draw:line>
        <draw:line draw:style-name="gr14" draw:text-style-name="P1" draw:layer="layout" svg:x1="14.3cm" svg:y1="6.831cm" svg:x2="14.3cm" svg:y2="7.331cm">
          <text:p/>
        </draw:line>
        <draw:line draw:style-name="gr14" draw:text-style-name="P1" draw:layer="layout" svg:x1="16cm" svg:y1="6.831cm" svg:x2="16cm" svg:y2="7.331cm">
          <text:p/>
        </draw:line>
        <draw:line draw:style-name="gr14" draw:text-style-name="P1" draw:layer="layout" svg:x1="17.7cm" svg:y1="6.831cm" svg:x2="17.7cm" svg:y2="7.331cm">
          <text:p/>
        </draw:line>
        <draw:line draw:style-name="gr14" draw:text-style-name="P1" draw:layer="layout" svg:x1="19.4cm" svg:y1="6.831cm" svg:x2="19.4cm" svg:y2="7.331cm">
          <text:p/>
        </draw:line>
        <draw:line draw:style-name="gr14" draw:text-style-name="P1" draw:layer="layout" svg:x1="21.1cm" svg:y1="6.831cm" svg:x2="21.1cm" svg:y2="7.331cm">
          <text:p/>
        </draw:line>
        <draw:frame draw:style-name="gr15" draw:text-style-name="P10" draw:layer="layout" svg:width="2.6cm" svg:height="0.996cm" svg:x="0.4cm" svg:y="2.4cm">
          <draw:text-box>
            <text:p><text:span text:style-name="T7">Statut :</text:span></text:p>
          </draw:text-box>
        </draw:frame>
        <draw:frame draw:style-name="gr15" draw:text-style-name="P11" draw:layer="layout" svg:width="1.6cm" svg:height="0.624cm" svg:x="9.2cm" svg:y="6.707cm">
          <draw:text-box>
            <text:p><text:span text:style-name="T8">Temps</text:span></text:p>
          </draw:text-box>
        </draw:frame>
        <draw:frame draw:style-name="gr15" draw:text-style-name="P11" draw:layer="layout" svg:width="2.4cm" svg:height="0.624cm" svg:x="8.8cm" svg:y="5.6cm">
          <draw:text-box>
            <text:p><text:span text:style-name="T8">Avancement</text:span></text:p>
          </draw:text-box>
        </draw:frame>
        <draw:frame draw:style-name="gr15" draw:text-style-name="P10" draw:layer="layout" svg:width="5.4cm" svg:height="0.996cm" svg:x="0.4cm" svg:y="9.2cm">
          <draw:text-box>
            <text:p><text:span text:style-name="T7">Fonctionnalités :</text:span></text:p>
          </draw:text-box>
        </draw:frame>
        <draw:frame draw:style-name="standard" draw:layer="layout" svg:width="20.944cm" svg:height="8.1cm" svg:x="2.943cm" svg:y="10.6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pan text:style-name="T9">Capacité d'analyse d'un log</text:span></text:p>
              </table:table-cell>
              <table:table-cell table:style-name="ce3">
                <text:p text:style-name="P1"><text:span text:style-name="T10">Primordial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9">Système d'alerte par mail/Slack</text:span></text:p>
              </table:table-cell>
              <table:table-cell table:style-name="ce3">
                <text:p text:style-name="P1"><text:span text:style-name="T10">Primordial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9">Système de persistance</text:span></text:p>
              </table:table-cell>
              <table:table-cell table:style-name="ce3">
                <text:p text:style-name="P1"><text:span text:style-name="T10">Primordial</text:span></text:p>
              </table:table-cell>
            </table:table-row>
            <table:table-row table:style-name="ro1">
              <table:table-cell table:style-name="ce4"/>
              <table:table-cell table:style-name="ce2">
                <text:p><text:span text:style-name="T9">Module de sécurité</text:span></text:p>
              </table:table-cell>
              <table:table-cell table:style-name="ce3">
                <text:p text:style-name="P1"><text:span text:style-name="T10">Optionnel</text:span></text:p>
              </table:table-cell>
            </table:table-row>
            <table:table-row table:style-name="ro1">
              <table:table-cell table:style-name="ce4"/>
              <table:table-cell table:style-name="ce2">
                <text:p><text:span text:style-name="T9">Interface de configuration</text:span></text:p>
              </table:table-cell>
              <table:table-cell table:style-name="ce3">
                <text:p text:style-name="P1"><text:span text:style-name="T10">Optionne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cm" svg:height="0.996cm" svg:x="0cm" svg:y="0.604cm">
          <draw:text-box>
            <text:p><text:span text:style-name="T5">Retours du premier audit</text:span></text:p>
          </draw:text-box>
        </draw:frame>
        <draw:frame draw:style-name="gr6" draw:text-style-name="P4" draw:layer="layout" svg:width="20.4cm" svg:height="1.081cm" svg:x="0.8cm" svg:y="3.2cm">
          <draw:text-box>
            <text:p><text:span text:style-name="T3">Dans les grandes lignes, il nous fallait :</text:span></text:p>
          </draw:text-box>
        </draw:frame>
        <draw:frame draw:style-name="gr15" draw:text-style-name="P12" draw:layer="layout" svg:width="21.8cm" svg:height="0.996cm" svg:x="3.4cm" svg:y="5.6cm">
          <draw:text-box>
            <text:list text:style-name="L1">
              <text:list-item>
                <text:p><text:span text:style-name="T11">Améliorer la qualité du suivi de notre développement</text:span></text:p>
              </text:list-item>
            </text:list>
          </draw:text-box>
        </draw:frame>
        <draw:frame draw:style-name="gr15" draw:text-style-name="P12" draw:layer="layout" svg:width="21.8cm" svg:height="0.996cm" svg:x="3.4cm" svg:y="7.638cm">
          <draw:text-box>
            <text:list text:style-name="L1">
              <text:list-item>
                <text:p><text:span text:style-name="T11">Établir un plan d'action</text:span></text:p>
              </text:list-item>
            </text:list>
          </draw:text-box>
        </draw:frame>
        <draw:frame draw:style-name="gr15" draw:text-style-name="P12" draw:layer="layout" svg:width="21.8cm" svg:height="0.996cm" svg:x="3.4cm" svg:y="9.638cm">
          <draw:text-box>
            <text:list text:style-name="L1">
              <text:list-item>
                <text:p><text:span text:style-name="T11">Effectuer une détection plus efficace des risques éventuels</text:span></text:p>
              </text:list-item>
            </text:list>
          </draw:text-box>
        </draw:frame>
        <draw:frame draw:style-name="gr17" draw:layer="layout" svg:width="0.502cm" svg:height="0.962cm" svg:x="3cm" svg:y="3.2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cm" svg:height="0.996cm" svg:x="0cm" svg:y="0.604cm">
          <draw:text-box>
            <text:p><text:span text:style-name="T5">Mise en place des méthodes de suivi</text:span></text:p>
          </draw:text-box>
        </draw:frame>
        <draw:frame draw:style-name="gr15" draw:text-style-name="P13" draw:layer="layout" svg:width="18.6cm" svg:height="0.996cm" svg:x="4.8cm" svg:y="4cm">
          <draw:text-box>
            <text:p text:style-name="P1"><text:span text:style-name="T7">Deux nécessités</text:span></text:p>
          </draw:text-box>
        </draw:frame>
        <draw:custom-shape draw:style-name="gr18" draw:text-style-name="P14" draw:layer="layout" svg:width="11cm" svg:height="3cm" svg:x="1.8cm" svg:y="7.396cm">
          <text:p text:style-name="P1"><text:span text:style-name="T11">Suivi journalier des tâch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15.2cm" svg:y="7.396cm">
          <text:p text:style-name="P1">Suivi hedbomadaire du</text:p>
          <text:p text:style-name="P1">développement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2.4cm" svg:y1="5.196cm" svg:x2="10cm" svg:y2="7.396cm">
          <text:p/>
        </draw:line>
        <draw:line draw:style-name="gr19" draw:text-style-name="P1" draw:layer="layout" svg:x1="16cm" svg:y1="5.196cm" svg:x2="18cm" svg:y2="7.396cm">
          <text:p/>
        </draw:line>
        <draw:custom-shape draw:style-name="gr20" draw:text-style-name="P15" draw:layer="layout" svg:width="11cm" svg:height="3cm" svg:x="1.8cm" svg:y="14cm">
          <text:p text:style-name="P1"><text:span text:style-name="T12">Tr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7.4cm" svg:y1="10.396cm" svg:x2="7.4cm" svg:y2="14cm">
          <text:p/>
        </draw:line>
        <draw:custom-shape draw:style-name="gr20" draw:text-style-name="P15" draw:layer="layout" svg:width="11cm" svg:height="3cm" svg:x="15.2cm" svg:y="14cm">
          <text:p text:style-name="P1"><text:span text:style-name="T12">Recueil de données, statist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20.8cm" svg:y1="10.396cm" svg:x2="20.8cm" svg:y2="14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21" draw:text-style-name="P1" draw:layer="layout" svg:width="2.8cm" svg:height="7.6cm" svg:x="2.6cm" svg:y="6.4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8cm" svg:height="8cm" svg:x="2.6cm" svg:y="6.0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4cm" svg:height="2.191cm" svg:x="18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8cm" svg:height="0.996cm" svg:x="0cm" svg:y="0.604cm">
          <draw:text-box>
            <text:p><text:span text:style-name="T5">Le projet SmartLogger en quelques chiffres</text:span></text:p>
          </draw:text-box>
        </draw:frame>
        <draw:line draw:style-name="gr23" draw:text-style-name="P1" draw:layer="layout" svg:x1="2cm" svg:y1="5.066cm" svg:x2="2cm" svg:y2="14.066cm">
          <text:p/>
        </draw:line>
        <draw:custom-shape draw:style-name="gr24" draw:text-style-name="P1" draw:layer="layout" svg:width="2.8cm" svg:height="6.35cm" svg:x="6cm" svg:y="7.7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8cm" svg:height="4.8cm" svg:x="9.4cm" svg:y="9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" draw:layer="layout" svg:x1="13.6cm" svg:y1="14.066cm" svg:x2="2cm" svg:y2="14.066cm">
          <text:p/>
        </draw:line>
        <draw:frame draw:style-name="gr26" draw:text-style-name="P16" draw:layer="layout" svg:width="8.2cm" svg:height="1.782cm" svg:x="18.2cm" svg:y="5.018cm">
          <draw:text-box>
            <text:p><text:span text:style-name="T13">Capacité/semaine : 7h/personne</text:span></text:p>
            <text:p><text:span text:style-name="T13">Unité utilisée : 1Jh = 7h</text:span></text:p>
            <text:p><text:span text:style-name="T13">8ème semaine de développement</text:span></text:p>
          </draw:text-box>
        </draw:frame>
        <draw:frame draw:style-name="gr27" draw:text-style-name="P17" draw:layer="layout" svg:width="2.4cm" svg:height="1.739cm" svg:x="15.4cm" svg:y="5cm">
          <draw:text-box>
            <text:p text:style-name="P1"><text:span text:style-name="T13">Données</text:span></text:p>
            <text:p text:style-name="P1"><text:span text:style-name="T13">de</text:span></text:p>
            <text:p text:style-name="P1"><text:span text:style-name="T13">référence</text:span></text:p>
          </draw:text-box>
        </draw:frame>
        <draw:line draw:style-name="gr28" draw:text-style-name="P1" draw:layer="layout" svg:x1="14.8cm" svg:y1="4.4cm" svg:x2="14.8cm" svg:y2="15.2cm">
          <text:p/>
        </draw:line>
        <draw:frame draw:style-name="gr15" draw:text-style-name="P18" draw:layer="layout" svg:width="5.8cm" svg:height="0.831cm" svg:x="15.6cm" svg:y="8.6cm">
          <draw:text-box>
            <text:p><text:span text:style-name="T14">Capacité :</text:span><text:span text:style-name="T6"> 336h = 42Jh</text:span></text:p>
          </draw:text-box>
        </draw:frame>
        <draw:frame draw:style-name="gr15" draw:text-style-name="P18" draw:layer="layout" svg:width="7.4cm" svg:height="0.831cm" svg:x="15.6cm" svg:y="9.744cm">
          <draw:text-box>
            <text:p><text:span text:style-name="T14">Temps travaillé :</text:span><text:span text:style-name="T6"> 267h = 38.1 Jh</text:span></text:p>
          </draw:text-box>
        </draw:frame>
        <draw:frame draw:style-name="gr15" draw:text-style-name="P18" draw:layer="layout" svg:width="7.2cm" svg:height="0.831cm" svg:x="15.6cm" svg:y="10.944cm">
          <draw:text-box>
            <text:p><text:span text:style-name="T14">Temps estimé :</text:span><text:span text:style-name="T6"> 200h = 28.6 Jh</text:span></text:p>
          </draw:text-box>
        </draw:frame>
        <draw:frame draw:style-name="gr15" draw:text-style-name="P18" draw:layer="layout" svg:width="9.2cm" svg:height="0.831cm" svg:x="15.6cm" svg:y="12.169cm">
          <draw:text-box>
            <text:p><text:span text:style-name="T14">Rendement (travaillé/capacité) :</text:span><text:span text:style-name="T6"> 79.4 %</text:span></text:p>
          </draw:text-box>
        </draw:frame>
        <draw:frame draw:style-name="gr29" draw:text-style-name="P19" draw:layer="layout" svg:width="3.2cm" svg:height="0.666cm" svg:x="2.4cm" svg:y="14.066cm">
          <draw:text-box>
            <text:p text:style-name="P1"><text:span text:style-name="T15">Capacité</text:span></text:p>
          </draw:text-box>
        </draw:frame>
        <draw:frame draw:style-name="gr29" draw:text-style-name="P19" draw:layer="layout" svg:width="3.2cm" svg:height="0.666cm" svg:x="5.8cm" svg:y="14.066cm">
          <draw:text-box>
            <text:p text:style-name="P1"><text:span text:style-name="T15">Réelle</text:span></text:p>
          </draw:text-box>
        </draw:frame>
        <draw:frame draw:style-name="gr29" draw:text-style-name="P19" draw:layer="layout" svg:width="3.2cm" svg:height="0.666cm" svg:x="9.2cm" svg:y="14.066cm">
          <draw:text-box>
            <text:p text:style-name="P1"><text:span text:style-name="T15">Estimée</text:span></text:p>
          </draw:text-box>
        </draw:frame>
        <draw:frame draw:style-name="gr29" draw:text-style-name="P19" draw:layer="layout" svg:width="3.2cm" svg:height="0.666cm" svg:x="0.4cm" svg:y="4.4cm">
          <draw:text-box>
            <text:p text:style-name="P1"><text:span text:style-name="T15">Temps</text:span></text:p>
          </draw:text-box>
        </draw:frame>
        <draw:frame draw:style-name="gr6" draw:text-style-name="P4" draw:layer="layout" svg:width="10.2cm" svg:height="1.081cm" svg:x="0.8cm" svg:y="2.6cm">
          <draw:text-box>
            <text:p><text:span text:style-name="T3">Temps de développement :</text:span></text:p>
          </draw:text-box>
        </draw:frame>
        <draw:frame draw:style-name="gr15" draw:text-style-name="P18" draw:layer="layout" svg:width="9.2cm" svg:height="0.831cm" svg:x="15.6cm" svg:y="13.369cm">
          <draw:text-box>
            <text:p><text:span text:style-name="T14">Pertinence (travaillé/estimé) :</text:span><text:span text:style-name="T6"> 133.5 %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cm" svg:height="0.996cm" svg:x="0cm" svg:y="0.604cm">
          <draw:text-box>
            <text:p><text:span text:style-name="T5">Plan d'actions associé</text:span></text:p>
          </draw:text-box>
        </draw:frame>
        <draw:frame draw:style-name="standard" draw:layer="layout" svg:width="26.437cm" svg:height="9.028cm" svg:x="0.689cm" svg:y="5.57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5">
              <table:table-cell>
                <text:p text:style-name="P20">Quoi ?</text:p>
              </table:table-cell>
              <table:table-cell>
                <text:p text:style-name="P20">Qui ?</text:p>
              </table:table-cell>
              <table:table-cell>
                <text:p text:style-name="P20">Où ?</text:p>
              </table:table-cell>
              <table:table-cell>
                <text:p text:style-name="P20">Quand ?</text:p>
              </table:table-cell>
              <table:table-cell>
                <text:p text:style-name="P20">Comment ?</text:p>
              </table:table-cell>
              <table:table-cell table:style-name="ce6">
                <text:p text:style-name="P21">Combien ?</text:p>
              </table:table-cell>
              <table:table-cell>
                <text:p text:style-name="P20">Pourquoi ?</text:p>
              </table:table-cell>
            </table:table-row>
            <table:table-row table:style-name="ro3" table:default-cell-style-name="ce7">
              <table:table-cell>
                <text:p text:style-name="P19">Réaliser le système d'alerte par Slack</text:p>
              </table:table-cell>
              <table:table-cell>
                <text:p text:style-name="P19">Jordan</text:p>
              </table:table-cell>
              <table:table-cell table:number-rows-spanned="4">
                <text:p text:style-name="P19"/>
                <text:p text:style-name="P19"/>
                <text:p text:style-name="P19"/>
                <text:p text:style-name="P19"/>
                <text:p text:style-name="P19"/>
                <text:p text:style-name="P19"/>
                <text:p text:style-name="P19"/>
                <text:p text:style-name="P19">Domicile,</text:p>
                <text:p text:style-name="P19">FAC,</text:p>
                <text:p text:style-name="P19">Tout lieu où l'on peut coder.</text:p>
              </table:table-cell>
              <table:table-cell>
                <text:p text:style-name="P19">06/03/2017</text:p>
                <text:p text:style-name="P19">-</text:p>
                <text:p text:style-name="P19">13/03/2017</text:p>
              </table:table-cell>
              <table:table-cell>
                <text:p text:style-name="P19">Développement</text:p>
                <text:p text:style-name="P19">de la solution décrite dans le DAL</text:p>
              </table:table-cell>
              <table:table-cell>
                <text:p text:style-name="P19">Machines personnelles</text:p>
              </table:table-cell>
              <table:table-cell>
                <text:p text:style-name="P19">Remplir le besoin sur le système d'alerte</text:p>
              </table:table-cell>
            </table:table-row>
            <table:table-row table:style-name="ro4" table:default-cell-style-name="ce7">
              <table:table-cell>
                <text:p text:style-name="P19">Externaliser les paramètres sur fichiers .properties</text:p>
              </table:table-cell>
              <table:table-cell>
                <text:p text:style-name="P19">Franck, Jordan</text:p>
              </table:table-cell>
              <table:covered-table-cell/>
              <table:table-cell>
                <text:p text:style-name="P19">06/03/2017</text:p>
                <text:p text:style-name="P19">-</text:p>
                <text:p text:style-name="P19">13/03/2017</text:p>
              </table:table-cell>
              <table:table-cell>
                <text:p text:style-name="P19">Développement</text:p>
                <text:p text:style-name="P19">de la solution décrite dans le DAL</text:p>
              </table:table-cell>
              <table:table-cell>
                <text:p text:style-name="P19">Machines personnelles</text:p>
              </table:table-cell>
              <table:table-cell>
                <text:p text:style-name="P19">Faciliter la création future d'une IHM,</text:p>
                <text:p text:style-name="P19">Faciliter les procédures de test et de configuration</text:p>
              </table:table-cell>
            </table:table-row>
            <table:table-row table:style-name="ro5" table:default-cell-style-name="ce7">
              <table:table-cell>
                <text:p text:style-name="P19">Améliorer la qualité générale du code</text:p>
              </table:table-cell>
              <table:table-cell>
                <text:p text:style-name="P19">Franck, Nicolas, Grégoire, Camille</text:p>
              </table:table-cell>
              <table:covered-table-cell/>
              <table:table-cell>
                <text:p text:style-name="P19">Sur toute la durée de l'itération.</text:p>
                <text:p text:style-name="P19">1 fois/semaine mini.</text:p>
              </table:table-cell>
              <table:table-cell>
                <text:p text:style-name="P19">Tests unitaires</text:p>
                <text:p text:style-name="P19">Tests d'intégration</text:p>
                <text:p text:style-name="P19">Refactoring</text:p>
              </table:table-cell>
              <table:table-cell>
                <text:p text:style-name="P19">Machines personnelles,</text:p>
                <text:p text:style-name="P19">Sandbox Saagie</text:p>
              </table:table-cell>
              <table:table-cell>
                <text:p text:style-name="P19">Optimiser les fonctionnalités existantes</text:p>
                <text:p text:style-name="P19">Assurer la qualité du code produit</text:p>
              </table:table-cell>
            </table:table-row>
            <table:table-row table:style-name="ro3" table:default-cell-style-name="ce7">
              <table:table-cell>
                <text:p text:style-name="P19">Mettre en place un système de persistance</text:p>
              </table:table-cell>
              <table:table-cell>
                <text:p text:style-name="P19">Nicolas</text:p>
              </table:table-cell>
              <table:covered-table-cell/>
              <table:table-cell>
                <text:p text:style-name="P19">13/03/2017</text:p>
                <text:p text:style-name="P19">-</text:p>
                <text:p text:style-name="P19">27/03/2017</text:p>
              </table:table-cell>
              <table:table-cell>
                <text:p text:style-name="P19">Développement</text:p>
                <text:p text:style-name="P19">de la solution décrite dans le DAL</text:p>
              </table:table-cell>
              <table:table-cell>
                <text:p text:style-name="P19"><text:span text:style-name="T15">Machines personnelles,</text:span></text:p>
                <text:p text:style-name="P19"><text:span text:style-name="T15">Serveur Saagie</text:span></text:p>
              </table:table-cell>
              <table:table-cell>
                <text:p text:style-name="P19">Remplir le besoin concernant la persistance du systèm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4" draw:layer="layout" svg:width="20.4cm" svg:height="1.081cm" svg:x="0.8cm" svg:y="3.201cm">
          <draw:text-box>
            <text:p><text:span text:style-name="T3">Pour la réalisation de l'itération 2 :</text:span></text:p>
          </draw:text-box>
        </draw:frame>
        <draw:frame draw:style-name="gr15" draw:text-style-name="P22" draw:layer="layout" svg:width="12.2cm" svg:height="0.831cm" svg:x="15cm" svg:y="15.6cm">
          <draw:text-box>
            <text:p text:style-name="P22"><text:span text:style-name="T16">Date de livraison : 03/04/20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3-31T09:36:05.663222669</dc:date>
    <meta:editing-duration>PT8H10M21S</meta:editing-duration>
    <meta:editing-cycles>235</meta:editing-cycles>
    <meta:generator>LibreOffice/4.2.8.2$Linux_X86_64 LibreOffice_project/420m0$Build-2</meta:generator>
    <meta:document-statistic meta:object-count="129"/>
  </office:meta>
</office:document-meta>
</file>